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25d969" officeooo:paragraph-rsid="0025d969"/>
    </style:style>
    <style:style style:name="P9" style:family="paragraph" style:parent-style-name="Standard">
      <style:text-properties officeooo:rsid="0027c9e6" officeooo:paragraph-rsid="0027c9e6"/>
    </style:style>
    <style:style style:name="P10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3f23d" officeooo:paragraph-rsid="0027c9e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acf50" officeooo:paragraph-rsid="003acf5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36fbc1" officeooo:paragraph-rsid="0036fbc1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36fbc1" officeooo:paragraph-rsid="0036fbc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36fbc1" officeooo:paragraph-rsid="0038f878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391de6" officeooo:paragraph-rsid="00391de6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391de6" officeooo:paragraph-rsid="003d20a4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2e2b5b" officeooo:paragraph-rsid="0030157d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Liberation Mono" fo:font-size="10pt" fo:font-weight="normal" officeooo:rsid="0027c9e6" officeooo:paragraph-rsid="0030157d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Liberation Mono" fo:font-size="10pt" fo:font-weight="normal" officeooo:rsid="0027c9e6" officeooo:paragraph-rsid="004c487f" style:font-size-asian="10pt" style:font-weight-asian="normal" style:font-size-complex="10pt" style:font-weight-complex="normal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95947"/>
    </style:style>
    <style:style style:name="T7" style:family="text">
      <style:text-properties officeooo:rsid="002a0efa"/>
    </style:style>
    <style:style style:name="T8" style:family="text">
      <style:text-properties officeooo:rsid="002b476c"/>
    </style:style>
    <style:style style:name="T9" style:family="text">
      <style:text-properties officeooo:rsid="002ba3f3"/>
    </style:style>
    <style:style style:name="T10" style:family="text">
      <style:text-properties officeooo:rsid="002cbb02"/>
    </style:style>
    <style:style style:name="T11" style:family="text">
      <style:text-properties officeooo:rsid="002e2b5b"/>
    </style:style>
    <style:style style:name="T12" style:family="text">
      <style:text-properties officeooo:rsid="0030157d"/>
    </style:style>
    <style:style style:name="T13" style:family="text">
      <style:text-properties officeooo:rsid="0033a998"/>
    </style:style>
    <style:style style:name="T14" style:family="text">
      <style:text-properties officeooo:rsid="0034774e"/>
    </style:style>
    <style:style style:name="T15" style:family="text">
      <style:text-properties officeooo:rsid="0034fd03"/>
    </style:style>
    <style:style style:name="T16" style:family="text">
      <style:text-properties officeooo:rsid="0035cb30"/>
    </style:style>
    <style:style style:name="T17" style:family="text">
      <style:text-properties officeooo:rsid="00360f11"/>
    </style:style>
    <style:style style:name="T18" style:family="text">
      <style:text-properties officeooo:rsid="0037e3f9"/>
    </style:style>
    <style:style style:name="T19" style:family="text">
      <style:text-properties officeooo:rsid="0038c86a"/>
    </style:style>
    <style:style style:name="T20" style:family="text">
      <style:text-properties fo:font-style="normal" officeooo:rsid="0038c86a" style:font-style-asian="normal" style:font-style-complex="normal"/>
    </style:style>
    <style:style style:name="T21" style:family="text">
      <style:text-properties officeooo:rsid="0038f878"/>
    </style:style>
    <style:style style:name="T22" style:family="text">
      <style:text-properties officeooo:rsid="003acf50"/>
    </style:style>
    <style:style style:name="T23" style:family="text">
      <style:text-properties officeooo:rsid="003b7f06"/>
    </style:style>
    <style:style style:name="T24" style:family="text">
      <style:text-properties officeooo:rsid="003d20a4"/>
    </style:style>
    <style:style style:name="T25" style:family="text">
      <style:text-properties officeooo:rsid="003d61af"/>
    </style:style>
    <style:style style:name="T26" style:family="text">
      <style:text-properties officeooo:rsid="003fedfd"/>
    </style:style>
    <style:style style:name="T27" style:family="text">
      <style:text-properties officeooo:rsid="00403ea4"/>
    </style:style>
    <style:style style:name="T28" style:family="text">
      <style:text-properties officeooo:rsid="0041efea"/>
    </style:style>
    <style:style style:name="T29" style:family="text">
      <style:text-properties officeooo:rsid="0042b8d9"/>
    </style:style>
    <style:style style:name="T30" style:family="text">
      <style:text-properties officeooo:rsid="00434ad6"/>
    </style:style>
    <style:style style:name="T31" style:family="text">
      <style:text-properties officeooo:rsid="0045c1c6"/>
    </style:style>
    <style:style style:name="T32" style:family="text">
      <style:text-properties officeooo:rsid="004795a1"/>
    </style:style>
    <style:style style:name="T33" style:family="text">
      <style:text-properties officeooo:rsid="0048f639"/>
    </style:style>
    <style:style style:name="T34" style:family="text">
      <style:text-properties officeooo:rsid="0049536f"/>
    </style:style>
    <style:style style:name="T35" style:family="text">
      <style:text-properties officeooo:rsid="00498e6a"/>
    </style:style>
    <style:style style:name="T36" style:family="text">
      <style:text-properties officeooo:rsid="004a5504"/>
    </style:style>
    <style:style style:name="T37" style:family="text">
      <style:text-properties officeooo:rsid="004c487f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e189a"/>
    </style:style>
    <style:style style:name="T40" style:family="text">
      <style:text-properties officeooo:rsid="004f63be"/>
    </style:style>
    <style:style style:name="T41" style:family="text">
      <style:text-properties officeooo:rsid="00512531"/>
    </style:style>
    <style:style style:name="T42" style:family="text">
      <style:text-properties officeooo:rsid="00529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8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8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/text:p>
      <text:p text:style-name="P7"/>
      <text:p text:style-name="P10">Leseliste:</text:p>
      <text:p text:style-name="P14">Sascha Lobo – <text:span text:style-name="T7">on Überwachung</text:span></text:p>
      <text:p text:style-name="P17">- <text:span text:style-name="T8">Norbert Wiener: Cybernetics (Die kunst des steuerns)</text:span></text:p>
      <text:p text:style-name="P19">- Fangsprung: dahinspringen, wo die Maus sein wird, nicht wo sie ist</text:p>
      <text:p text:style-name="P18">- <text:span text:style-name="T9">zentrale Annahme: aus der Gegenwart lässt sich die Zukunft berechnen</text:span></text:p>
      <text:p text:style-name="P18"><text:soft-page-break/>- <text:span text:style-name="T9">Vannevar Bush: As we may think</text:span></text:p>
      <text:p text:style-name="P18">- <text:span text:style-name="T9">wie kann man Wissen so präzise wie möglich zusammenführen und nutzbar machen? Grundlage des Internets</text:span></text:p>
      <text:p text:style-name="P18">- <text:span text:style-name="T10">General Michael Hayden: We kill people based on metadata</text:span></text:p>
      <text:p text:style-name="P14">exploring Cybernetics <text:span text:style-name="T11">1</text:span></text:p>
      <text:p text:style-name="P18">- <text:span text:style-name="T11">Hauptzweck der Kybernetik: Planbarkeit</text:span></text:p>
      <text:p text:style-name="P18">- <text:span text:style-name="T11">im 20. jhdt hauptsächlich von autoritären Staaten gefördert, erfüllte Erwartungen nicht</text:span></text:p>
      <text:p text:style-name="P18">- <text:span text:style-name="T11">muss aber nicht autoritäre Funktion haben, dass sie diese hat, liegt eher an autoritärer Weltordnung</text:span></text:p>
      <text:p text:style-name="P14">Rorty 1</text:p>
      <text:p text:style-name="P18">- <text:span text:style-name="T13">3 Truth is made, rather than found; art is not imitation, but self-creation. These 2 play together</text:span></text:p>
      <text:p text:style-name="P18">- <text:span text:style-name="T13">3 Scientists invent descriptions of the world, which are useful to act after them</text:span></text:p>
      <text:p text:style-name="P18">- <text:span text:style-name="T13">4 noobs Kant&amp;Hegel: science truth is made, but spirit/mind truth is discovered/found by philosophy</text:span></text:p>
      <text:p text:style-name="P18">- <text:span text:style-name="T13">5 truth is a sentence, and sentences are made by humans</text:span></text:p>
      <text:p text:style-name="P18">- <text:span text:style-name="T13">6 sentences need a vocabulary, and “the world doesnt make 1 voc better than another”; we choose Newton’s explanation over Aristotle’s</text:span></text:p>
      <text:p text:style-name="P18">- <text:span text:style-name="T13">6 one does not choose to use another vocabulary, rather changes habits (Argument dagegen: es ist möglich, Gewohnheiten absichtlich zu ändern, zB gender Pronouns)</text:span></text:p>
      <text:p text:style-name="P18">- <text:span text:style-name="T13">8 one should not be asked for arguments against a vocabulary: you can never show inconsistencies inside a vocabulary</text:span></text:p>
      <text:p text:style-name="P18">- <text:span text:style-name="T13">9 interesting philosophy isnt pro vs con, but a contest between vocabularies</text:span></text:p>
      <text:p text:style-name="P18">- <text:span text:style-name="T13">9 such phil. says “try thinking of it in this way”, “try different questions”</text:span></text:p>
      <text:p text:style-name="P18">- <text:span text:style-name="T14">10 lang is no medium, as humans r networks of knowledge and dont have knwldge</text:span></text:p>
      <text:p text:style-name="P18">- <text:span text:style-name="T14">10 lang shdnt be seen as medium, bc subj-obj-problem persists</text:span></text:p>
      <text:p text:style-name="P18">- <text:span text:style-name="T15">12 new vocs r created when to old vocs contradict each other</text:span></text:p>
      <text:p text:style-name="P18">- <text:span text:style-name="T15">12 a new voc cant be created by asking questions in old langs</text:span></text:p>
      <text:p text:style-name="P18">- <text:span text:style-name="T15">13 puzzle vs tools: express smth which already there vs make smth totally new</text:span></text:p>
      <text:p text:style-name="P18">- <text:span text:style-name="T16">14 A &amp; B need good assumptions on what the other will do</text:span></text:p>
      <text:p text:style-name="P20">- 14 by converging these theories, they learn to speak to each other</text:p>
      <text:p text:style-name="P20">- <text:span text:style-name="T17">15 lang has no structure, and cant be mastered</text:span></text:p>
      <text:p text:style-name="P16">exploring Cybernetics <text:span text:style-name="T12">2 – Kybernetik jenseits von Hierarchien</text:span></text:p>
      <text:p text:style-name="P26">- <text:span text:style-name="T31">42 Kybernetik sollte Hierarchie stabilisieren, nicht hinterfragen</text:span></text:p>
      <text:p text:style-name="P26">- <text:span text:style-name="T31">44 Computerplanwirtschaft besser als Marktzyklen; demokratische Partizipation</text:span></text:p>
      <text:p text:style-name="P26">- <text:span text:style-name="T31">45 Kybernetik im Kampf gegen Entropie und Unordnung</text:span></text:p>
      <text:p text:style-name="P26">- <text:span text:style-name="T31">46 Mensch Bestandteil eines sich durch Feedback selbstregulierenden Systems</text:span></text:p>
      <text:p text:style-name="P26">- <text:span text:style-name="T31">anscheinend wollte Wieder dem Menschen nicht zu viel Autonomie gewähren; der Zweck des Systems, von dem der Mensch nur Bestandteil war, immer vorgegeben.</text:span></text:p>
      <text:p text:style-name="P26">- <text:span text:style-name="T32">47 Demokratie mit Kybernetik kaum vereinbar, viele Stimmen → Paradoxa</text:span></text:p>
      <text:p text:style-name="P26">- <text:span text:style-name="T32">49 Chilenisches Projekt bremst Streiks mit computerisierter Kooperation aus</text:span></text:p>
      <text:p text:style-name="P26">- <text:span text:style-name="T32">50 Projekt endet mit Allendes Tod; seiner Zeit lange zuvorgekommen</text:span></text:p>
      <text:p text:style-name="P26">- <text:span text:style-name="T33">51 Asimov: ewiger Konflikt zw. Wiss. Vorhersage und indiv. Kontingenz</text:span></text:p>
      <text:p text:style-name="P26">- <text:span text:style-name="T34">53 Handeln des Einzelnen nicht erklärbar, methodologisches Problem</text:span></text:p>
      <text:p text:style-name="P26">- <text:span text:style-name="T34">55 Subjektivierung schafft lokale Rationalitäten, Unternehmen kann zerfallen</text:span></text:p>
      <text:p text:style-name="P26">- <text:span text:style-name="T35">57 Netarchie: Hierarchie nutzt Vorteile der OpenSource-Bewegung (Netzwerke)</text:span></text:p>
      <text:p text:style-name="P26">- <text:span text:style-name="T35">58 in meritokratischen Plattformen werden Menschen auf planbar einbezogen</text:span></text:p>
      <text:p text:style-name="P26">- <text:span text:style-name="T36">59 Hierarchie wird Netzwerke aufnehmen, aber auch leicht transformiert werden</text:span></text:p>
      <text:p text:style-name="P28">Anzug aus Strom</text:p>
      <text:p text:style-name="P30">- <text:span text:style-name="T37">Kybernetik, LSD-Hippies und Beat verschränken sich zu neuer Denkweise</text:span></text:p>
      <text:p text:style-name="P30">- <text:span text:style-name="T37">Rückkopplungsschleife auf sich selbst wird zentral</text:span></text:p>
      <text:p text:style-name="P30">- <text:span text:style-name="T37">Hoffnung auf die Überwindung der Moderne</text:span></text:p>
      <text:p text:style-name="P30">- <text:span text:style-name="T37">11 Entweder All-Einheit (=Aufgabe des Subjekts) oder “alles geht schief”</text:span></text:p>
      <text:p text:style-name="P30">- <text:span text:style-name="T37">11 LSD: Versprechen, die Distanz des Subjekts zu sich und anderen aufzuheben</text:span></text:p>
      <text:p text:style-name="P30">- <text:span text:style-name="T37">11 Überschreitung des Subj prallt an Differenz zwischen Erfahrung &amp; Sprache ab</text:span></text:p>
      <text:p text:style-name="P30">- <text:span text:style-name="T37">12 Heute: Individualismus statt Überwindung des Subj &amp; Upload</text:span></text:p>
      <text:p text:style-name="P30">- <text:span text:style-name="T38">→</text:span><text:span text:style-name="T37"> zu wenige haben ihre Individualität freiwillig aufgegeben</text:span></text:p>
      <text:p text:style-name="P30">- <text:span text:style-name="T39">18 für Shizophrene ist Wahn real → was ist Real, wissenschaftliche Erkenntnis?</text:span></text:p>
      <text:p text:style-name="P30">- <text:span text:style-name="T40">22 von Foerster: es geht nicht um 1 gesehenes Etwas, sondern ums sehen selbst</text:span></text:p>
      <text:p text:style-name="P30">- <text:span text:style-name="T41">48 Wiener legt kybernetische Gesellschaftstheorie vor</text:span></text:p>
      <text:p text:style-name="P30">- <text:span text:style-name="T41">49 Kategorien System, Information, Feedback können alles beschreiben</text:span></text:p>
      <text:p text:style-name="P30"><text:soft-page-break/>- <text:span text:style-name="T41">50 Kybernetik ebnet Unterschiede der alten Philosophie ein → neues Vokabular</text:span></text:p>
      <text:p text:style-name="P30">- <text:span text:style-name="T41">Subjekt nicht mehr selbstverständlicher Ort des Denkens: Symbiose?</text:span></text:p>
      <text:p text:style-name="P30">- <text:span text:style-name="T41">51 auf dem Weg in den Pop wird die Kybernetik zum Mythos, leeren Signifier</text:span></text:p>
      <text:p text:style-name="P30">- <text:span text:style-name="T42">51 KybernetikMythos entzaubert/reduziert den Menschen zum maschinellen System</text:span></text:p>
      <text:p text:style-name="P28">geregelte Verhältnisse</text:p>
      <text:p text:style-name="P29">- </text:p>
      <text:p text:style-name="P14">was auch immer ich bestellt habe <text:span text:style-name="T6">(Kybernetik)</text:span></text:p>
      <text:p text:style-name="P15">Wahrheit ist die Erfindung eines Lügners</text:p>
      <text:p text:style-name="P21">- 16 Sinne sind von Erfahrungswelt komplett getrennt, wir errechnen unsere Annahmen von der Außenwelt Sekunde für Sekunde zyklisch neu</text:p>
      <text:p text:style-name="P21">- 23 Unsere Erklärungen nähern sich nicht an die Umwelt an</text:p>
      <text:p text:style-name="P21">- <text:span text:style-name="T18">25 ontologische Aussage “es gibt” (existenzieller Operator) ist grausam</text:span></text:p>
      <text:p text:style-name="P21">- <text:span text:style-name="T19">28 Relativitätsprinzip: Hypothese, die für A gilt, für B gilt, nur dann akzeptabel, wenn sie für A &amp; B gilt.</text:span></text:p>
      <text:p text:style-name="P21">- <text:span text:style-name="T19">31 </text:span><text:span text:style-name="T20">Funktionieren</text:span><text:span text:style-name="T19"> != Wahrheit; Popper, Falsifizierung von Hypothesen möglich.</text:span></text:p>
      <text:p text:style-name="P21">- <text:span text:style-name="T21">36 “Heinz, handle stets so, dass die Anzahl der Möglichkeiten wächst.”</text:span></text:p>
      <text:p text:style-name="P21">- <text:span text:style-name="T21">37 Nazis nicht verbieten, Alternativen aufzeigen</text:span></text:p>
      <text:p text:style-name="P22">- <text:span text:style-name="T21">38 BP führt HFs Ethik ad absurdum</text:span></text:p>
      <text:p text:style-name="P22">- <text:span text:style-name="T22">beim ausgehen vom Subjekt werden andere Menschen ausgeblendet</text:span></text:p>
      <text:p text:style-name="P23">- 105 Definitionen Kybernetik</text:p>
      <text:p text:style-name="P23">- 106 kausale Zirkularität ist das wesentliche der Kybernetik, tiefer ausloten</text:p>
      <text:p text:style-name="P24">- 107 Kybernetes-Etymologie, Element des Steuerns, <text:span text:style-name="T23">Informationauswerten+Steuern</text:span></text:p>
      <text:p text:style-name="P24">- <text:span text:style-name="T25">Kybernetik versuchte, Menschen als Maschinen zu erklären</text:span></text:p>
      <text:p text:style-name="P25">- <text:span text:style-name="T24">109 Weil Menschen zielstrebig sind, sind sie ähnlich technischen Systemen</text:span></text:p>
      <text:p text:style-name="P24">- <text:span text:style-name="T24">110 neuronale Netze, die binär einfache Sätze in wahr/falsch einordnen</text:span></text:p>
      <text:p text:style-name="P24">- <text:span text:style-name="T25">111 Eine Undurchsichtigkeit durch die andere erklären</text:span></text:p>
      <text:p text:style-name="P24">- <text:span text:style-name="T24">112 HFs Kritik an der Gleichsetzung Gehirn-Computer wird nicht zugehört</text:span></text:p>
      <text:p text:style-name="P24">- <text:span text:style-name="T24">114 Kybernetik zweiter Ordnung, sich selbst als zirkulär betrachten</text:span></text:p>
      <text:p text:style-name="P24">- <text:span text:style-name="T26">115 damit rückt die Beobachtung in die eigene Verantwortung</text:span></text:p>
      <text:p text:style-name="P24">- <text:span text:style-name="T26">115 die Frage, die man stellt, enthält schon die mögliche Antwort</text:span></text:p>
      <text:p text:style-name="P24">- <text:span text:style-name="T26">116 blind gegenüber der eigenen Blindheit (Problematik 2. Ordnung)</text:span></text:p>
      <text:p text:style-name="P24">- <text:span text:style-name="T26">116 Logik zweiter Ordnung verträgt sich nicht mit orthodoxer Logik</text:span></text:p>
      <text:p text:style-name="P24">- <text:span text:style-name="T27">118 Zweck des Zwecks: aus 2. Ordn. Eine Vereinfachung erschaffen</text:span></text:p>
      <text:p text:style-name="P24">- <text:span text:style-name="T27">119 Selbstbezüglichkeit ist das Problem orthodoxer Logik</text:span></text:p>
      <text:p text:style-name="P24">- <text:span text:style-name="T28">120 verschiedene alternative Logiken</text:span></text:p>
      <text:p text:style-name="P24">- <text:span text:style-name="T28">121 Kybernetik: zirkularität allen Erkennens. Neue Logik verbietet selbstbezügliche Aussagen zweiter Ordnung nicht. Wissen ist ein Prozess.</text:span></text:p>
      <text:p text:style-name="P24">- <text:span text:style-name="T28">153 Ethik ist eine ganzheitliche Haltung</text:span></text:p>
      <text:p text:style-name="P24">- <text:span text:style-name="T28">154 Berufung auf Objektivität ist Verweigerung der Verantwortung</text:span></text:p>
      <text:p text:style-name="P24">- <text:span text:style-name="T29">155 ein objektiver Beobachter müsste blind und taub sein</text:span></text:p>
      <text:p text:style-name="P24">- <text:span text:style-name="T30">161 Die Begründung für die Ethik ist die Entscheidung dafür</text:span></text:p>
      <text:p text:style-name="P14">Das neue Spiel (Überwachung)</text:p>
      <text:p text:style-name="P14">Rorty 2</text:p>
      <text:p text:style-name="P14">Rorty 1</text:p>
      <text:p text:style-name="P27"/>
      <text:p text:style-name="P11">1. <text:span text:style-name="T6">Erklärung der Welt</text:span></text:p>
      <text:p text:style-name="P11">- <text:span text:style-name="T6">was formt die Welt? Die Art, wie sie erklärt wird</text:span></text:p>
      <text:p text:style-name="P11">- <text:span text:style-name="T6">Wenn Individuen mit viel Einfluss kybernetisch denken, verändern sie die Welt nach ihren Annahmen, wie sie ist</text:span></text:p>
      <text:p text:style-name="P11">- <text:span text:style-name="T6">Wissen und die Fähigkeit es zu ordnen sind zentral, um gut handeln zu können</text:span></text:p>
      <text:p text:style-name="P11">- <text:span text:style-name="T6">Kybernetik ist eine dieser Arten, die Welt zu erzählen(?)</text:span></text:p>
      <text:p text:style-name="P11">- <text:span text:style-name="T6">Welchen Einfluss haben die toten Winkel dieser Sprache?</text:span></text:p>
      <text:p text:style-name="P11">2. Kybernetik als Vokabular</text:p>
      <text:p text:style-name="P11">- </text:p>
      <text:p text:style-name="P11">2.1 Spezifika gegenüber anderen Vokabularen</text:p>
      <text:p text:style-name="P11">- </text:p>
      <text:p text:style-name="P11">2.2 Erfolg der Kybernetik</text:p>
      <text:p text:style-name="P11">- <text:span text:style-name="T7">Individuen, die kybernetisch denken &amp; handeln gelernt haben, regieren heute die Welt</text:span></text:p>
      <text:p text:style-name="P11">- </text:p>
      <text:p text:style-name="P11">3. Toter Winkel <text:span text:style-name="T34">planenden</text:span> Denkens</text:p>
      <text:p text:style-name="P11"><text:soft-page-break/>- <text:span text:style-name="T6">erkennen/erzählen immer unvollständig, nur 2 Augen/Satzende passiert nach Satzanfang</text:span></text:p>
      <text:p text:style-name="P11">- <text:span text:style-name="T34">Wurzel liegt in Zirkularität der Kybernetik: Menschen handeln zu kontingent, um sie zu kontrollieren</text:span></text:p>
      <text:p text:style-name="P11">- <text:span text:style-name="T34">Kybernetisch Welterfassung hat immer tote Winkel, Quantifizierung</text:span></text:p>
      <text:p text:style-name="P11">- <text:span text:style-name="T23">Soll-Zustand von Kybernetikern ist nicht die “technical possible human equality”</text:span></text:p>
      <text:p text:style-name="P11">3.1 UnErwartet</text:p>
      <text:p text:style-name="P11">- <text:span text:style-name="T6">Alles was nicht erwartet wird, danach wird nicht gehandelt</text:span></text:p>
      <text:p text:style-name="P11">- <text:span text:style-name="T6">Was nicht wahrgenommen wird oder nicht benennbar/sagbar ist, wird nicht respektiert</text:span></text:p>
      <text:p text:style-name="P11">3.2 WiderSprache</text:p>
      <text:p text:style-name="P11">- <text:span text:style-name="T6">Jede Sprache zeigt irgendwann Widersprüche auf, aber auch nicht</text:span></text:p>
      <text:p text:style-name="P11">- <text:span text:style-name="T6">Jede Wahrheit ist ein Kreis (axiomatisch)</text:span></text:p>
      <text:p text:style-name="P11">- <text:span text:style-name="T6">kybernetisches Handeln beruht in letzter Instanz auf axiomatischen Glaubenssätzen</text:span></text:p>
      <text:p text:style-name="P11">- <text:span text:style-name="T6">ist es da nicht vergleichsweise gut, wenn empirische Daten sie stützen?</text:span></text:p>
      <text:p text:style-name="P11">- <text:span text:style-name="T6">Nein, weil Daten erst von glaubenden Individuen geordnet werden müssen, um Sinn zu ergeben</text:span></text:p>
      <text:p text:style-name="P11">- <text:span text:style-name="T6">Wenn Überwacher/Akteur/Kybernetiker also nicht die toten Winkel anerkennt, wird er grausam handeln</text:span></text:p>
      <text:p text:style-name="P13">3.3 RespektLos</text:p>
      <text:p text:style-name="P13">- Akteure entscheiden sich, Dinge wahrzunehmen – Opfer machen sich selbst zum Opfer</text:p>
      <text:p text:style-name="P13">- <text:span text:style-name="T23">Opfer könnten sich ja beschweren, und sich mit Sprache wehren</text:span></text:p>
      <text:p text:style-name="P13">- <text:span text:style-name="T23">Aber Sprache ist unvollständig und muss nicht zugehört werden</text:span></text:p>
      <text:p text:style-name="P13">- <text:span text:style-name="T23">Verantwortungsethik v.Foersters unzureichender Schutz vor Taten von Kybernetikern</text:span></text:p>
      <text:p text:style-name="P12">4. Überwachung als kybernetische Notwendigkeit</text:p>
      <text:p text:style-name="P12">- <text:span text:style-name="T5">okay, Überwachung muss sein. (sagt auch mspr0)</text:span></text:p>
      <text:p text:style-name="P12">- <text:span text:style-name="T5">aber wenn man von unten nach oben überwacht statt umgekehrt, kann man Autonomie erhöhen</text:span></text:p>
      <text:p text:style-name="P12">- “<text:span text:style-name="T5">seine eigenen Handlungen voraussehen und manipulieren”, nicht nur Objekt sein, sondern auch sein Subjekt werden</text:span></text:p>
      <text:p text:style-name="P12">- <text:span text:style-name="T5">Kybernetik kann Autonomie erhö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9T15:39:33.792442521</dc:date>
    <meta:editing-duration>PT7H38M39S</meta:editing-duration>
    <meta:editing-cycles>11</meta:editing-cycles>
    <meta:generator>LibreOffice/5.2.0.4$Linux_X86_64 LibreOffice_project/20m0$Build-4</meta:generator>
    <meta:document-statistic meta:table-count="0" meta:image-count="0" meta:object-count="0" meta:page-count="4" meta:paragraph-count="174" meta:word-count="1615" meta:character-count="10758" meta:non-whitespace-character-count="9304"/>
  </office:meta>
</office:document-meta>
</file>